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15000000AFED4947287136C391.png" manifest:media-type="image/png"/>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Roboto" svg:font-family="Roboto, sans-serif"/>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notes">
      <style:graphic-properties draw:fill-color="#ffffff" fo:min-height="13.364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IPC USING SHARED MEMO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user-transformed="true">
          <draw:text-box>
            <text:p>Introduction</text:p>
          </draw:text-box>
        </draw:frame>
        <draw:frame presentation:style-name="pr4" draw:layer="layout" svg:width="25.199cm" svg:height="12.179cm" svg:x="1.4cm" svg:y="4.914cm" presentation:class="outline" presentation:user-transformed="true">
          <draw:text-box>
            <text:list text:style-name="L2">
              <text:list-item>
                <text:p>Inter Process Communication through shared memory is a concept where two or more process can access the common memory. And communication is done via this shared memory where changes made by one process can be viewed by anther process.</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draw:style-name="gr2" draw:text-style-name="P2" draw:layer="layout" svg:width="19.279cm" svg:height="12.179cm" svg:x="4.359cm" svg:y="4.913cm" presentation:class="graphic" presentation:user-transformed="true">
          <draw:image xlink:href="Pictures/1000000000000115000000AFED4947287136C391.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Roboto" svg:font-family="Roboto, sans-serif"/>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9T11:27:59.349655365</meta:creation-date>
    <meta:editing-duration>PT5M11S</meta:editing-duration>
    <meta:editing-cycles>2</meta:editing-cycles>
    <meta:generator>LibreOffice/6.0.7.3$Linux_X86_64 LibreOffice_project/00m0$Build-3</meta:generator>
    <dc:title>Blue Curve</dc:title>
    <dc:date>2019-05-29T11:33:09.844709852</dc:date>
    <meta:document-statistic meta:object-count="45"/>
  </office:meta>
</office:document-meta>
</file>